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44in" table:align="left" fo:keep-with-next="always"/>
    </style:style>
    <style:style style:name="Table1.A" style:family="table-column">
      <style:table-column-properties style:column-width="0.3688in"/>
    </style:style>
    <style:style style:name="Table1.B" style:family="table-column">
      <style:table-column-properties style:column-width="4.3167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799in" style:rel-column-width="25967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8in" style:rel-column-width="814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299in" style:rel-column-width="16502*"/>
    </style:style>
    <style:style style:name="Tablica4.B" style:family="table-column">
      <style:table-column-properties style:column-width="5.4382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752140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52140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78b06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778b0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752140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902b2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738524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char" draw:z-index="0" draw:name="Shape1" draw:style-name="gr1" draw:text-style-name="P88" svg:x1="-0.3937in" svg:y1="2.1654in" svg:x2="-0.1138in" svg:y2="2.1654in"><text:p/></draw:line></text:p>
            </table:table-cell>
            <table:table-cell table:style-name="Table1.A1" table:number-rows-spanned="2" office:value-type="string">
              <text:p text:style-name="P42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8"><text:text-input text:description="&lt;o.partner_shipping_id.title_after or _('To:') &gt;">TitleAfter</text:text-input></text:span></text:p>
              <text:p text:style-name="P31"><text:text-input text:description="&lt;/if&gt;">endtest</text:text-input></text:p>
              <text:p text:style-name="P24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6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5">:</text:span><text:span text:style-name="T32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7">:</text:span><text:span text:style-name="T19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4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G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75"><text:text-input text:description="&lt;company.currency_id.name or ''&gt;">lcy_curr</text:text-input></text:p>
          </table:table-cell>
          <table:table-cell table:style-name="Table2.B2" office:value-type="string">
            <text:p text:style-name="P77"><text:text-input text:description="&lt;company.currency_id.name or ''&gt;">lcy_curr</text:text-input></text:p>
          </table:table-cell>
          <table:table-cell table:style-name="Table2.B2" office:value-type="string">
            <text:p text:style-name="P68">%</text:p>
          </table:table-cell>
          <table:table-cell table:style-name="Table2.G2" office:value-type="string">
            <text:p text:style-name="P75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span text:style-name="T3"><text:text-input text:description="&lt;formatLang(o.list_amount *o.lcy_rate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4"><text:text-input text:description="&lt;formatLang(o.discount_total*o.lcy_rate, digits=2) or ''&gt;">total disc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"><text:text-input text:description="&lt;formatLang(o.lcy_amount_untaxed, digits=2) or ''&gt;">untaxed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1"><text:text-input text:description="&lt;formatLang(o.lcy_amount_tax, digits=2) or ''&gt;">tax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3"><text:text-input text:description="&lt;formatLang(o.lcy_amount_total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8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87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8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0:10.602679725</dc:date>
    <meta:editing-duration>P2DT18H37M44S</meta:editing-duration>
    <meta:editing-cycles>342</meta:editing-cycles>
    <meta:generator>LibreOffice/6.0.1.1$Linux_X86_64 LibreOffice_project/00m0$Build-1</meta:generator>
    <meta:document-statistic meta:table-count="10" meta:image-count="0" meta:object-count="0" meta:page-count="2" meta:paragraph-count="108" meta:word-count="527" meta:character-count="1797" meta:non-whitespace-character-count="1678"/>
  </office:meta>
</office:document-meta>
</file>